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scriptorWriter.addStringAttribute( XMLWriter writer , String attributeName , String attribut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escriptorWriter.getNamespaceMap( List provides , List consu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DescriptorWriter.resolveMapEntry( Map namespaceMap , QName qname , int namespaceCoun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DescriptorWriter.addQNameAttribute( XMLWriter writer , String attributeName , QName attributeValue , Map namespace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